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3932123724595008296"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3" text:outline-level="2"><text:soft-page-break/><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
      <text:p text:style-name="P53">Луна с Твайлайт остановились прямо у колонны, за которой, прислонившись к прохладному мрамору с надписью «з<text:span text:style-name="T65">д</text:span>ЕсЬ БЫл <text:span text:style-name="T66">д</text:span>ИскОр<text:span text:style-name="T64">Д</text:span>», <text:s/>сидел я.</text:p>
      <text:p text:style-name="P53"/>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text:soft-page-break/>–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заездов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в нас есть нечто общее,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 И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музыка тоже.</text:p>
      <text:p text:style-name="P53">Я улыбнулся. Луна, оказывается, была не так уж плоха, если узнать её получше!</text:p>
      <text:p text:style-name="P53">– О, да! Классно играют!</text:p>
      <text:p text:style-name="P53">Луна кивнула.</text:p>
      <text:p text:style-name="P53"><text:soft-page-break/>–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text:soft-page-break/>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text:soft-page-break/>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text:soft-page-break/>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text:soft-page-break/>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text:soft-page-break/>–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text:soft-page-break/>–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text:soft-page-break/>–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text:soft-page-break/>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27T01:54:30.53</dc:date>
    <meta:editing-duration>P161DT9H17M12S</meta:editing-duration>
    <meta:editing-cycles>1034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4" meta:paragraph-count="5004" meta:word-count="109469" meta:character-count="696056"/>
  </office:meta>
</office:document-meta>
</file>